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c4f" officeooo:paragraph-rsid="000eec4f"/>
    </style:style>
    <style:style style:name="P2" style:family="paragraph" style:parent-style-name="Standard">
      <style:text-properties officeooo:rsid="000eec4f" officeooo:paragraph-rsid="0012952f"/>
    </style:style>
    <style:style style:name="P3" style:family="paragraph" style:parent-style-name="Standard">
      <style:text-properties officeooo:paragraph-rsid="000eec4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fo:color="#000000" style:font-name="Monospace" fo:font-size="10pt" officeooo:rsid="000eec4f" officeooo:paragraph-rsid="000eec4f" style:font-size-asian="10pt"/>
    </style:style>
    <style:style style:name="P6" style:family="paragraph" style:parent-style-name="Standard">
      <style:text-properties fo:color="#000000" style:font-name="Monospace" fo:font-size="10pt" officeooo:rsid="000eec4f" officeooo:paragraph-rsid="0012952f" style:font-size-asian="10pt"/>
    </style:style>
    <style:style style:name="P7" style:family="paragraph" style:parent-style-name="Standard">
      <style:text-properties officeooo:rsid="000eec4f" officeooo:paragraph-rsid="0012952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officeooo:rsid="000eec4f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officeooo:rsid="0012952f"/>
    </style:style>
    <style:style style:name="T4" style:family="text">
      <style:text-properties fo:color="#f07746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、</text:span><text:span text:style-name="T2">Failed to execute goal org.apache.maven.plugins:maven-compiler-plugin:3.2:compile (default-compile) on project taotao-mannger-interface: Compilation failure: Compilation failure:</text:span></text:p>
      <text:p text:style-name="P5">[ERROR] /home/lxj/eclipse-workspace/taotao-mannger/taotao-mannger-interface/src/main/java/com/taotao/service/ItemService.java:[4,23] 找不到符号</text:p>
      <text:p text:style-name="P1"/>
      <text:p text:style-name="P2"><text:tab/>项目启动的时候：提示找不到项目相关的包和类编译错误，参看<text:span text:style-name="T3">https://blog.csdn.net/jq_ak47/article/details/56675411之后无法解决，因为maven工程之中存在依赖关系，我猜测是否是mvn仓库里面的jar包没有更新的缘故，因此使用run <text:s/>---maven install 重新启动，搞定。</text:span></text:p>
      <text:p text:style-name="P2"/>
      <text:p text:style-name="P2"><text:tab/></text:p>
      <text:p text:style-name="P2"/>
      <text:p text:style-name="P6">[INFO] Scanning for projects...</text:p>
      <text:p text:style-name="P8">[WARNING] </text:p>
      <text:p text:style-name="P8">[WARNING] Some problems were encountered while building the effective model for com.taotao:taotao-mannger-web:war:0.0.1-SNAPSHOT</text:p>
      <text:p text:style-name="P8">[WARNING] 'dependencies.dependency.(groupId:artifactId:type:classifier)' must be unique: com.alibaba:dubbo:jar -&gt; duplicate declaration of version (?) @ line 97, column 15</text:p>
      <text:p text:style-name="P8">[WARNING] 'dependencies.dependency.(groupId:artifactId:type:classifier)' must be unique: org.apache.zookeeper:zookeeper:jar -&gt; duplicate declaration of version (?) @ line 101, column 15</text:p>
      <text:p text:style-name="P8">[WARNING] 'dependencies.dependency.(groupId:artifactId:type:classifier)' must be unique: com.github.sgroschupf:zkclient:jar -&gt; duplicate declaration of version (?) @ line 105, column 15</text:p>
      <text:p text:style-name="P8">[WARNING] </text:p>
      <text:p text:style-name="P8">[WARNING] It is highly recommended to fix these problems because they threaten the stability of your build.</text:p>
      <text:p text:style-name="P8">[WARNING] </text:p>
      <text:p text:style-name="P8">[WARNING] For this reason, future Maven versions might no longer support building such malformed projects.</text:p>
      <text:p text:style-name="P8">[WARNING] </text:p>
      <text:p text:style-name="P8">[INFO] <text:s text:c="72"/></text:p>
      <text:p text:style-name="P8">[INFO] ------------------------------------------------------------------------</text:p>
      <text:p text:style-name="P8">[INFO] Building taotao-mannger-web 0.0.1-SNAPSHOT</text:p>
      <text:p text:style-name="P8">[INFO] ------------------------------------------------------------------------</text:p>
      <text:p text:style-name="P8">[INFO] </text:p>
      <text:p text:style-name="P8">[INFO] --- maven-clean-plugin:2.5:clean (default-clean) @ taotao-mannger-web ---</text:p>
      <text:p text:style-name="P8">[INFO] Deleting /home/lxj/eclipse-workspace/taotao-mannger-web/target</text:p>
      <text:p text:style-name="P8">[INFO] </text:p>
      <text:p text:style-name="P8">[INFO] &gt;&gt;&gt; tomcat7-maven-plugin:2.2:run (default-cli) &gt; process-classes @ taotao-mannger-web &gt;&gt;&gt;</text:p>
      <text:p text:style-name="P8">[INFO] </text:p>
      <text:p text:style-name="P8">[INFO] --- maven-resources-plugin:2.7:resources (default-resources) @ taotao-mannger-web ---</text:p>
      <text:p text:style-name="P8">[INFO] Using 'UTF-8' encoding to copy filtered resources.</text:p>
      <text:p text:style-name="P8">[INFO] Copying 1 resource</text:p>
      <text:p text:style-name="P8">[INFO] </text:p>
      <text:p text:style-name="P8">[INFO] --- maven-compiler-plugin:3.2:compile (default-compile) @ taotao-mannger-web ---</text:p>
      <text:p text:style-name="P8">[INFO] Changes detected - recompiling the module!</text:p>
      <text:p text:style-name="P8">[INFO] Compiling 2 source files to /home/lxj/eclipse-workspace/taotao-mannger-web/target/classes</text:p>
      <text:p text:style-name="P8">[INFO] -------------------------------------------------------------</text:p>
      <text:p text:style-name="P8">[ERROR] COMPILATION ERROR : </text:p>
      <text:p text:style-name="P8">[INFO] -------------------------------------------------------------</text:p>
      <text:p text:style-name="P8"><text:soft-page-break/>[ERROR] /home/lxj/eclipse-workspace/taotao-mannger-web/src/main/java/com/taotao/controller/ItemController.java:[29,58] 无法将接口 com.taotao.service.ItemService中的方法 getItemDataGrid应用到给定类型;</text:p>
      <text:p text:style-name="P8"><text:s text:c="2"/>需要: 没有参数</text:p>
      <text:p text:style-name="P8"><text:s text:c="2"/>找到: java.lang.Integer,java.lang.Integer</text:p>
      <text:p text:style-name="P8"><text:s text:c="2"/>原因: 实际参数列表和形式参数列表长度不同</text:p>
      <text:p text:style-name="P8">[INFO] 1 error</text:p>
      <text:p text:style-name="P8">[INFO] -------------------------------------------------------------</text:p>
      <text:p text:style-name="P8">[INFO] ------------------------------------------------------------------------</text:p>
      <text:p text:style-name="P8">[INFO] BUILD FAILURE</text:p>
      <text:p text:style-name="P8">[INFO] ------------------------------------------------------------------------</text:p>
      <text:p text:style-name="P8">[INFO] Total time: 2.990 s</text:p>
      <text:p text:style-name="P8">[INFO] Finished at: 2018-04-21T11:27:31+08:00</text:p>
      <text:p text:style-name="P8">[INFO] Final Memory: 22M/213M</text:p>
      <text:p text:style-name="P8">[INFO] ------------------------------------------------------------------------</text:p>
      <text:p text:style-name="P8">[ERROR] Failed to execute goal org.apache.maven.plugins:maven-compiler-plugin:3.2:compile (default-compile) on project taotao-mannger-web: Compilation failure</text:p>
      <text:p text:style-name="P8">[ERROR] /home/lxj/eclipse-workspace/taotao-mannger-web/src/main/java/com/taotao/controller/ItemController.java:[29,58] 无法将接口 com.taotao.service.ItemService中的方法 getItemDataGrid应用到给定类型;</text:p>
      <text:p text:style-name="P8">[ERROR] 需要: 没有参数</text:p>
      <text:p text:style-name="P8">[ERROR] 找到: java.lang.Integer,java.lang.Integer</text:p>
      <text:p text:style-name="P8">[ERROR] 原因: 实际参数列表和形式参数列表长度不同</text:p>
      <text:p text:style-name="P8">[ERROR] -&gt; [Help 1]</text:p>
      <text:p text:style-name="P8">[ERROR] </text:p>
      <text:p text:style-name="P8">[ERROR] To see the full stack trace of the errors, re-run Maven with the -e switch.</text:p>
      <text:p text:style-name="P8">[ERROR] Re-run Maven using the -X switch to enable full debug logging.</text:p>
      <text:p text:style-name="P8">[ERROR] </text:p>
      <text:p text:style-name="P8">[ERROR] For more information about the errors and possible solutions, please read the following articles:</text:p>
      <text:p text:style-name="P4"><text:span text:style-name="T2">[ERROR] [Help 1] </text:span><text:span text:style-name="T4">http://cwiki.apache.org/confluence/display/MAVEN/MojoFailureException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03:15.088783336</meta:creation-date>
    <dc:date>2018-04-26T20:11:23.977128368</dc:date>
    <meta:editing-duration>PT50M3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492" meta:character-count="4077" meta:non-whitespace-character-count="3723"/>
  </office:meta>
</office:document-meta>
</file>